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P5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{titre}</text:h>
      <text:p text:style-name="Standard"/>
      <text:p text:style-name="P1">{message}</text:p>
      <text:p text:style-name="P2"/>
      <text:p text:style-name="P3"/>
      <text:p text:style-name="P6">[!-- BEGIN articles --]</text:p>
      <text:p text:style-name="P7">{titreArticle}</text:p>
      <text:p text:style-name="P6"/>
      <text:p text:style-name="P6">{texteArticle}</text:p>
      <text:p text:style-name="P8"/>
      <text:p text:style-name="P5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tru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tru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style:font-name="Trebuchet MS" fo:font-size="21pt" style:font-name-asian="Trebuchet MS" style:font-size-asian="21pt" style:font-name-complex="Trebuchet MS" style:font-size-complex="21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fo:hyphenation-ladder-count="no-limit"/>
      <style:text-properties style:font-name="Trebuchet MS" fo:font-size="16pt" style:font-name-asian="Trebuchet MS" style:font-size-asian="16pt" style:font-name-complex="Trebuchet MS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fo:hyphenation-ladder-count="no-limit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fo:hyphenation-ladder-count="no-limit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fo:hyphenation-ladder-count="no-limit"/>
      <style:text-properties fo:color="#666666" style:font-name="Trebuchet MS" style:font-name-asian="Trebuchet MS" style:font-name-complex="Trebuchet MS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fo:hyphenation-ladder-count="no-limit"/>
      <style:text-properties fo:color="#666666" style:font-name="Trebuchet MS" fo:font-style="italic" style:font-name-asian="Trebuchet MS" style:font-style-asian="italic" style:font-name-complex="Trebuchet MS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Aucune_20_liste1" style:display-name="Aucune liste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cm" fo:margin-bottom="0.353cm" fo:hyphenation-ladder-count="no-limit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/>
    <meta:creation-date>2014-05-13T06:36:00Z</meta:creation-date>
    <dc:date>2014-05-17T13:52:48.71</dc:date>
    <meta:editing-cycles>3</meta:editing-cycles>
    <meta:editing-duration>PT1M25S</meta:editing-duration>
    <meta:document-statistic meta:table-count="0" meta:image-count="0" meta:object-count="0" meta:page-count="1" meta:paragraph-count="6" meta:word-count="14" meta:character-count="88"/>
    <meta:template xlink:type="simple" xlink:actuate="onRequest" xlink:title="" xlink:href="Normal.dotm"/>
  </office:meta>
</office:document-meta>
</file>